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8000000BF3875978B822D0B18.png" manifest:media-type="image/png"/>
  <manifest:file-entry manifest:full-path="Pictures/10000201000000A40000003E77742A0F3E2BD09D.png" manifest:media-type="image/png"/>
  <manifest:file-entry manifest:full-path="Pictures/100054800000499D000013BE22535BE5D7919563.emf" manifest:media-type="image/x-emf"/>
  <manifest:file-entry manifest:full-path="Pictures/1001B5C4000010F700000673FC99DBFF854A76C6.emf" manifest:media-type="image/x-emf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Title_20_Slid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4cm" fo:padding-right="0.4cm" fo:wrap-option="wrap"/>
    </style:style>
    <style:style style:name="pr3" style:family="presentation" style:parent-style-name="Title_20_Slid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4cm" fo:padding-right="0.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le_20_and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3cm" fo:padding-left="0cm" fo:padding-right="0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1" style:family="paragraph">
      <loext:graphic-properties draw:fill="none"/>
      <style:paragraph-properties fo:margin-left="0.953cm" fo:margin-right="0cm" fo:margin-top="0.141cm" fo:margin-bottom="0cm" fo:line-height="100%" fo:text-align="start" fo:text-indent="-0.94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P2" style:family="paragraph">
      <style:paragraph-properties fo:margin-top="0cm" fo:margin-bottom="0cm" fo:line-height="100%" fo:text-align="start" style:punctuation-wrap="hanging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" style:font-size-asian="36pt" style:font-style-asian="normal" style:font-weight-asian="bold" style:font-name-complex="ＭＳ Ｐゴシック" style:font-size-complex="36pt" style:font-style-complex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ＭＳ Ｐゴシック" style:font-size-complex="14pt" style:font-style-complex="normal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" style:font-size-asian="36pt" style:font-style-asian="normal" style:font-weight-asian="bold" style:font-name-complex="ＭＳ Ｐゴシック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ＭＳ Ｐゴシック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9cm" text:min-label-width="0.9cm"/>
        <style:text-properties fo:font-family="Wingdings" style:font-charset="x-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Content Placeholder 1" presentation:style-name="pr1" draw:text-style-name="P1" draw:layer="layout" svg:width="23.955cm" svg:height="10.648cm" svg:x="0.736cm" svg:y="7.113cm" presentation:class="outline" presentation:placeholder="true" presentation:user-transformed="true">
          <draw:text-box/>
        </draw:frame>
        <draw:frame draw:name="Title 2" presentation:style-name="pr2" draw:text-style-name="P3" draw:layer="layout" svg:width="19.168cm" svg:height="1.71cm" svg:x="0.697cm" svg:y="1.817cm" presentation:class="title" presentation:user-transformed="true">
          <draw:text-box>
            <text:p text:style-name="P2"><text:span text:style-name="T1">Proprietäre Protokolle </text:span><text:span text:style-name="T1">untersuchen</text:span></text:p>
          </draw:text-box>
        </draw:frame>
        <draw:frame draw:name="Subtitle 3" presentation:style-name="pr3" draw:text-style-name="P5" draw:layer="layout" svg:width="19.168cm" svg:height="1.465cm" svg:x="0.697cm" svg:y="5cm" presentation:class="subtitle" presentation:user-transformed="true">
          <draw:text-box>
            <text:p text:style-name="P4"><text:span text:style-name="T2">Werkzeuge und Forschung zum Thema Unterstütztes bzw. </text:span><text:span text:style-name="T2">Automatisches Reverse Engineering von </text:span><text:span text:style-name="T2">(Netzwerk-)Protokoll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office:forms form:automatic-focus="false" form:apply-design-mode="false"/>
        <draw:frame draw:name="Content Placeholder 1" presentation:style-name="pr5" draw:text-style-name="P1" draw:layer="layout" svg:width="24.001cm" svg:height="13.391cm" svg:x="0.697cm" svg:y="4.269cm" presentation:class="outline" presentation:placeholder="true" presentation:user-transformed="true">
          <draw:text-box/>
        </draw:frame>
        <draw:frame draw:name="Title 2" presentation:style-name="pr6" draw:text-style-name="P7" draw:layer="layout" svg:width="19.003cm" svg:height="2.327cm" svg:x="0.697cm" svg:y="1.35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0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en" style:country-asian="US" style:font-style-asian="normal" style:font-weight-asian="normal" style:font-name-complex="ＭＳ Ｐゴシック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0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en" style:country-asian="US" style:font-style-asian="normal" style:font-weight-asian="normal" style:font-name-complex="ＭＳ Ｐゴシック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ec65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cm" fo:padding-right="0cm" fo:wrap-option="wrap"/>
    </style:style>
    <style:style style:name="M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ec6500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solid" svg:stroke-width="0.026cm" svg:stroke-color="#ffffff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4cm" fo:padding-right="0.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3cm" fo:padding-left="0cm" fo:padding-right="0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ec6500"/>
      <style:paragraph-properties fo:text-align="start" style:font-independent-line-spacing="true"/>
      <style:text-properties fo:font-size="24pt"/>
    </style:style>
    <style:style style:name="MP7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cm" fo:margin-bottom="0cm" fo:line-height="93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.953cm" fo:margin-right="0cm" fo:margin-top="0.141cm" fo:margin-bottom="0cm" fo:line-height="100%" fo:text-align="start" fo:text-indent="-0.943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top="0cm" fo:margin-bottom="0cm" fo:line-height="100%" fo:text-align="start" style:punctuation-wrap="hanging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" style:font-size-asian="36pt" style:font-style-asian="normal" style:font-weight-asian="bold" style:font-name-complex="ＭＳ Ｐゴシック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13" draw:style-name="Mgr3" draw:text-style-name="MP5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5" draw:text-style-name="MP5" draw:layer="backgroundobjects" drawooo:display="printer" svg:x1="0.696cm" svg:y1="4.026cm" svg:x2="24.698cm" svg:y2="4.027cm">
        <text:p/>
      </draw:line>
      <draw:custom-shape draw:name="Rectangle 16" draw:style-name="Mgr6" draw:text-style-name="MP7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5" draw:text-style-name="MP5" draw:layer="backgroundobjects" drawooo:display="printer" svg:x1="0.701cm" svg:y1="17.925cm" svg:x2="24.703cm" svg:y2="17.926cm">
        <text:p/>
      </draw:line>
      <draw:frame draw:name="Picture 3" draw:style-name="Mgr7" draw:text-style-name="MP8" draw:layer="backgroundobjects" drawooo:display="printer" svg:width="2.596cm" svg:height="0.987cm" svg:x="22.106cm" svg:y="18.008cm">
        <draw:image xlink:href="Pictures/1001B5C4000010F700000673FC99DBFF854A76C6.emf" xlink:type="simple" xlink:show="embed" xlink:actuate="onLoad" loext:mime-type="image/x-emf">
          <text:p/>
        </draw:image>
        <draw:image xlink:href="Pictures/10000201000000A40000003E77742A0F3E2BD09D.png" xlink:type="simple" xlink:show="embed" xlink:actuate="onLoad" loext:mime-type="image/png"/>
      </draw:frame>
      <draw:g draw:name="Group 13" drawooo:display="printer">
        <draw:custom-shape draw:name="Rectangle 15" draw:style-name="Mgr8" draw:text-style-name="MP9" draw:layer="layout" svg:width="5.198cm" svg:height="1.963cm" svg:x="19.901cm" svg:y="1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Mgr7" draw:text-style-name="MP8" draw:layer="layout" svg:width="4.354cm" svg:height="1.169cm" svg:x="20.338cm" svg:y="1.962cm">
          <draw:image xlink:href="Pictures/100054800000499D000013BE22535BE5D7919563.emf" xlink:type="simple" xlink:show="embed" xlink:actuate="onLoad" loext:mime-type="image/x-emf">
            <text:p/>
          </draw:image>
          <draw:image xlink:href="Pictures/10000201000002C8000000BF3875978B822D0B18.png" xlink:type="simple" xlink:show="embed" xlink:actuate="onLoad" loext:mime-type="image/png"/>
        </draw:frame>
      </draw:g>
      <draw:custom-shape draw:name="Footer Placeholder 1" draw:style-name="Mgr9" draw:text-style-name="MP11" draw:layer="backgroundobjects" drawooo:display="printer" svg:width="19.803cm" svg:height="0.866cm" svg:x="0.697cm" svg:y="18.024cm">
        <text:p text:style-name="MP10"><text:span text:style-name="MT2">&lt;YOUR SHORT TITLE&gt; | &lt;YOUR NAM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3" draw:style-name="Mgr10" draw:text-style-name="MP13" draw:layer="backgroundobjects" drawooo:display="printer" svg:width="1.399cm" svg:height="0.866cm" svg:x="20.501cm" svg:y="18.068cm">
        <text:p text:style-name="MP12"><text:span text:style-name="MT3">Slide</text:span></text:p>
        <text:p text:style-name="MP12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1" draw:text-style-name="MP15" draw:layer="backgroundobjects" svg:width="23.955cm" svg:height="10.648cm" svg:x="0.736cm" svg:y="7.113cm" presentation:class="outline" presentation:user-transformed="true">
        <draw:text-box>
          <text:list text:style-name="ML2">
            <text:list-item>
              <text:p text:style-name="MP14"><text:span text:style-name="MT4">Click to edit Master text styles</text:span></text:p>
            </text:list-item>
          </text:list>
        </draw:text-box>
      </draw:frame>
      <draw:custom-shape draw:name="Rectangle 2" draw:style-name="Mgr11" draw:text-style-name="MP6" draw:layer="backgroundobjects" svg:width="24.006cm" svg:height="5.8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5" draw:text-style-name="MP5" draw:layer="backgroundobjects" svg:x1="0.701cm" svg:y1="17.925cm" svg:x2="24.703cm" svg:y2="17.926cm">
        <text:p/>
      </draw:line>
      <draw:custom-shape draw:name="Rectangle 18" draw:style-name="Mgr6" draw:text-style-name="MP7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6" draw:text-style-name="MP7" draw:layer="backgroundobjects" svg:width="24.001cm" svg:height="0.021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5" draw:text-style-name="MP5" draw:layer="backgroundobjects" svg:x1="0.701cm" svg:y1="6.826cm" svg:x2="24.703cm" svg:y2="6.827cm">
        <text:p/>
      </draw:line>
      <draw:g draw:name="Group 15">
        <draw:custom-shape draw:name="Rectangle 9" draw:style-name="Mgr12" draw:text-style-name="MP9" draw:layer="layout" svg:width="5.198cm" svg:height="2.199cm" svg:x="19.901cm" svg:y="1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Mgr7" draw:text-style-name="MP8" draw:layer="layout" svg:width="4.4cm" svg:height="1.666cm" svg:x="20.338cm" svg:y="2.09cm">
          <draw:image xlink:href="Pictures/1001B5C4000010F700000673FC99DBFF854A76C6.emf" xlink:type="simple" xlink:show="embed" xlink:actuate="onLoad" loext:mime-type="image/x-emf">
            <text:p/>
          </draw:image>
          <draw:image xlink:href="Pictures/10000201000000A40000003E77742A0F3E2BD09D.png" xlink:type="simple" xlink:show="embed" xlink:actuate="onLoad" loext:mime-type="image/png"/>
        </draw:frame>
      </draw:g>
      <draw:frame draw:name="Rectangle 3" presentation:style-name="Mpr2" draw:text-style-name="MP17" draw:layer="backgroundobjects" svg:width="19.168cm" svg:height="1.71cm" svg:x="0.697cm" svg:y="1.817cm" presentation:class="title" presentation:user-transformed="true">
        <draw:text-box>
          <text:p text:style-name="MP16"><text:span text:style-name="MT5">Click to edit Master title style</text:span></text:p>
        </draw:text-box>
      </draw:frame>
      <draw:g draw:name="Group 14">
        <draw:custom-shape draw:name="Rectangle 1" draw:style-name="Mgr8" draw:text-style-name="MP9" draw:layer="layout" svg:width="5.198cm" svg:height="1.963cm" svg:x="19.901cm" svg:y="4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Mgr7" draw:text-style-name="MP8" draw:layer="layout" svg:width="4.354cm" svg:height="1.169cm" svg:x="20.338cm" svg:y="4.9cm">
          <draw:image xlink:href="Pictures/100054800000499D000013BE22535BE5D7919563.emf" xlink:type="simple" xlink:show="embed" xlink:actuate="onLoad" loext:mime-type="image/x-emf">
            <text:p/>
          </draw:image>
          <draw:image xlink:href="Pictures/10000201000002C8000000BF3875978B822D0B18.png" xlink:type="simple" xlink:show="embed" xlink:actuate="onLoad" loext:mime-type="image/png"/>
        </draw:frame>
      </draw:g>
      <draw:custom-shape draw:name="Fußzeilenplatzhalter 3" draw:style-name="Mgr13" draw:text-style-name="MP5" draw:layer="backgroundobjects" svg:width="23.991cm" svg:height="0.863cm" svg:x="0.701cm" svg:y="18.027cm">
        <text:p text:style-name="MP10"><text:span text:style-name="MT6">2019-09-14 | Max Weller | <text:s/>Proprietäre Protokolle untersu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3" draw:style-name="Mgr3" draw:text-style-name="MP5" draw:layer="backgroundobjects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5" draw:text-style-name="MP5" draw:layer="backgroundobjects" svg:x1="0.696cm" svg:y1="4.026cm" svg:x2="24.698cm" svg:y2="4.027cm">
        <text:p/>
      </draw:line>
      <draw:custom-shape draw:name="Rectangle 16" draw:style-name="Mgr6" draw:text-style-name="MP7" draw:layer="backgroundobjects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5" draw:text-style-name="MP5" draw:layer="backgroundobjects" svg:x1="0.701cm" svg:y1="17.925cm" svg:x2="24.703cm" svg:y2="17.926cm">
        <text:p/>
      </draw:line>
      <draw:frame draw:name="Picture 3" draw:style-name="Mgr7" draw:text-style-name="MP8" draw:layer="backgroundobjects" svg:width="2.596cm" svg:height="0.987cm" svg:x="22.106cm" svg:y="18.008cm">
        <draw:image xlink:href="Pictures/1001B5C4000010F700000673FC99DBFF854A76C6.emf" xlink:type="simple" xlink:show="embed" xlink:actuate="onLoad" loext:mime-type="image/x-emf">
          <text:p/>
        </draw:image>
        <draw:image xlink:href="Pictures/10000201000000A40000003E77742A0F3E2BD09D.png" xlink:type="simple" xlink:show="embed" xlink:actuate="onLoad" loext:mime-type="image/png"/>
      </draw:frame>
      <draw:g draw:name="Group 13">
        <draw:custom-shape draw:name="Rectangle 15" draw:style-name="Mgr8" draw:text-style-name="MP9" draw:layer="layout" svg:width="5.198cm" svg:height="1.963cm" svg:x="19.901cm" svg:y="1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Mgr7" draw:text-style-name="MP8" draw:layer="layout" svg:width="4.354cm" svg:height="1.169cm" svg:x="20.338cm" svg:y="1.962cm">
          <draw:image xlink:href="Pictures/100054800000499D000013BE22535BE5D7919563.emf" xlink:type="simple" xlink:show="embed" xlink:actuate="onLoad" loext:mime-type="image/x-emf">
            <text:p/>
          </draw:image>
          <draw:image xlink:href="Pictures/10000201000002C8000000BF3875978B822D0B18.png" xlink:type="simple" xlink:show="embed" xlink:actuate="onLoad" loext:mime-type="image/png"/>
        </draw:frame>
      </draw:g>
      <draw:custom-shape draw:name="Footer Placeholder 1" draw:style-name="Mgr9" draw:text-style-name="MP11" draw:layer="backgroundobjects" svg:width="19.803cm" svg:height="0.866cm" svg:x="0.697cm" svg:y="18.024cm">
        <text:p text:style-name="MP10"><text:span text:style-name="MT2">2019-09-14 | Max Weller | <text:s/>Proprietäre Protokolle untersu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3" draw:style-name="Mgr10" draw:text-style-name="MP13" draw:layer="backgroundobjects" svg:width="1.399cm" svg:height="0.866cm" svg:x="20.501cm" svg:y="18.068cm">
        <text:p text:style-name="MP12"><text:span text:style-name="MT3">Slide</text:span></text:p>
        <text:p text:style-name="MP12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5" draw:text-style-name="MP15" draw:layer="backgroundobjects" svg:width="24.001cm" svg:height="13.391cm" svg:x="0.697cm" svg:y="4.269cm" presentation:class="outline" presentation:user-transformed="true">
        <draw:text-box>
          <text:list text:style-name="ML2">
            <text:list-item>
              <text:p text:style-name="MP14"><text:span text:style-name="MT4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4" presentation:style-name="Mpr6" draw:text-style-name="MP20" draw:layer="backgroundobjects" svg:width="19.003cm" svg:height="2.327cm" svg:x="0.697cm" svg:y="1.358cm" presentation:class="title" presentation:user-transformed="true">
        <draw:text-box>
          <text:p text:style-name="MP16"><text:span text:style-name="MT9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</meta:editing-cycles>
    <meta:creation-date>2019-09-12T12:20:50.888593309</meta:creation-date>
    <meta:editing-duration>PT18H21M4S</meta:editing-duration>
    <meta:generator>LibreOffice/6.1.3.2$Linux_X86_64 LibreOffice_project/86daf60bf00efa86ad547e59e09d6bb77c699acb</meta:generator>
    <dc:date>2019-09-13T18:32:37.772684312</dc:date>
    <meta:document-statistic meta:object-count="76"/>
    <meta:user-defined meta:name="AppVersion">15.0033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user-defined meta:name="docID" meta:value-type="string">c94f4970-b10d-4c27-9ab4-7585ca7bbcd8</meta:user-defined>
  </office:meta>
</office:document-meta>
</file>